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0A05D8C4E62B87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7.269cm" fo:min-width="3.243cm" fo:padding-top="0.178cm" fo:padding-bottom="0.178cm" fo:padding-left="0.303cm" fo:padding-right="0.303cm"/>
    </style:style>
    <style:style style:name="gr2" style:family="graphic" style:parent-style-name="objectwithoutfill">
      <style:graphic-properties draw:marker-start="Arrow" draw:marker-end="" draw:marker-end-width="0.3cm" draw:fill="none" draw:textarea-horizontal-align="center" draw:textarea-vertical-align="botto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7.273cm" fo:min-width="3.165cm" fo:padding-top="0.178cm" fo:padding-bottom="0.178cm" fo:padding-left="0.303cm" fo:padding-right="0.303cm"/>
    </style:style>
    <style:style style:name="gr5" style:family="graphic" style:parent-style-name="objectwithoutfill" style:list-style-name="L1">
      <style:graphic-properties draw:marker-start="Arrow" draw:marker-end="" draw:marker-end-width="0.3cm" draw:fill="none" draw:textarea-horizontal-align="center" draw:textarea-vertical-align="botto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.102cm" fo:margin-top="1.727cm" fo:margin-bottom="1.829cm" fo:line-height="150%" fo:text-align="center" fo:text-indent="0cm"/>
      <style:text-properties style:text-line-through-style="none" style:text-line-through-type="none" style:font-name="Courier 10 Pitch" fo:font-size="18pt" style:text-underline-style="none" style:font-size-asian="18pt" style:font-size-complex="18pt"/>
    </style:style>
    <style:style style:name="P4" style:family="paragraph">
      <loext:graphic-properties draw:fill="none"/>
      <style:paragraph-properties fo:margin-top="1.727cm" fo:margin-bottom="0cm" fo:text-align="center"/>
      <style:text-properties style:text-line-through-style="none" style:text-line-through-type="none" style:font-name="Courier 10 Pitch" fo:font-size="18pt" style:text-underline-style="none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8pt" style:text-underline-style="none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text-line-through-style="none" style:text-line-through-type="none" style:font-name="Courier 10 Pitch" fo:font-size="18pt" style:text-underline-style="none" style:letter-kerning="true" style:font-name-asian="WenQuanYi Micro Hei" style:font-size-asian="18pt" style:font-name-complex="Lohit Devanagari" style:font-size-complex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text-line-through-style="none" style:text-line-through-type="none" style:font-name="Courier 10 Pitch" fo:font-size="18pt" style:text-underline-style="none" style:letter-kerning="true" style:font-name-asian="WenQuanYi Micro Hei" style:font-size-asian="18pt" style:font-name-complex="Lohit Devanagari" style:font-size-complex="18pt"/>
    </style:style>
    <style:style style:name="P8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line-through-style="none" style:text-line-through-type="none" style:font-name="Courier 10 Pitch" fo:font-size="18pt" fo:text-shadow="none" style:text-underline-style="none" style:font-size-asian="18pt" style:font-size-complex="18pt"/>
    </style:style>
    <style:style style:name="T3" style:family="text">
      <style:text-properties style:text-line-through-style="none" style:text-line-through-type="none" style:font-name="Courier 10 Pitch" fo:font-size="18pt" style:text-underline-style="none" style:font-size-asian="18pt" style:font-size-complex="18pt"/>
    </style:style>
    <style:style style:name="T4" style:family="text">
      <style:text-properties style:font-name="Courier 10 Pitch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49cm" svg:height="7.625cm" svg:x="10.16cm" svg:y="2.54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4.009cm" svg:y1="8.932cm" svg:x2="20.359cm" svg:y2="8.932cm">
          <text:p text:style-name="P3"><text:span text:style-name="T2">Future</text:span><text:span text:style-name="T3">&lt;RespIn&gt;</text:span><text:span text:style-name="T3"><text:line-break/></text:span><text:span text:style-name="T3"/></text:p>
        </draw:line>
        <draw:line draw:style-name="gr3" draw:text-style-name="P5" draw:layer="layout" svg:x1="4.064cm" svg:y1="5.08cm" svg:x2="10.16cm" svg:y2="5.08cm">
          <text:p text:style-name="P3"><text:span text:style-name="T2">Future</text:span><text:span text:style-name="T3">&lt;ReqIn&gt;</text:span><text:span text:style-name="T3"><text:line-break/></text:span><text:span text:style-name="T3"><text:line-break/></text:span><text:span text:style-name="T3"/></text:p>
        </draw:line>
        <draw:custom-shape draw:style-name="gr4" draw:text-style-name="P2" draw:layer="layout" svg:width="3.771cm" svg:height="7.629cm" svg:x="20.32cm" svg:y="2.562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3.97cm" svg:y1="5.034cm" svg:x2="20.32cm" svg:y2="5.021cm">
          <text:p text:style-name="P3"><text:span text:style-name="T2">Future</text:span><text:span text:style-name="T3">&lt;ReqOut&gt;</text:span><text:span text:style-name="T3"><text:line-break/></text:span><text:span text:style-name="T3"><text:line-break/></text:span><text:span text:style-name="T3"/></text:p>
        </draw:line>
        <draw:line draw:style-name="gr5" draw:text-style-name="P7" draw:layer="layout" svg:x1="4.064cm" svg:y1="8.907cm" svg:x2="10.16cm" svg:y2="8.907cm">
          <text:p text:style-name="P6"><text:span text:style-name="T4">Future&lt;RespOut&gt;</text:span><text:span text:style-name="T4"><text:line-break/></text:span><text:span text:style-name="T4"/></text:p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0A05D8C4E62B876E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14:36:57.110627687</meta:creation-date>
    <dc:date>2018-10-18T16:08:45.685192651</dc:date>
    <meta:editing-duration>PT9M15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